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现有小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720" calcext:value-type="float">
            <text:p>72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SUM([.D1:.D8])" office:value-type="float" office:value="4970" calcext:value-type="float">
            <text:p>4970</text:p>
          </table:table-cell>
          <table:table-cell table:formula="of:=6000-[.D9]" office:value-type="float" office:value="1030" calcext:value-type="float">
            <text:p>103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4]*[.C14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200" calcext:value-type="float">
            <text:p>200</text:p>
          </table:table-cell>
          <table:table-cell/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00/00/00</text:date>, <text:time style:data-style-name="N2" text:time-value="12:28:37.6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06:10:04.025910001</meta:creation-date>
    <dc:date>2020-03-14T12:39:41.500000000</dc:date>
    <meta:editing-duration>PT6H47M46S</meta:editing-duration>
    <meta:editing-cycles>55</meta:editing-cycles>
    <meta:generator>LibreOffice/6.3.4.2$Windows_X86_64 LibreOffice_project/60da17e045e08f1793c57c00ba83cdfce946d0aa</meta:generator>
    <meta:document-statistic meta:table-count="18" meta:cell-count="592" meta:object-count="0"/>
  </office:meta>
</office:document-meta>
</file>